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fo:font-weight="normal" style:font-weight-asian="normal" style:font-weight-complex="normal"/>
    </style:style>
    <style:style style:name="P3" style:family="paragraph" style:parent-style-name="Standard">
      <style:text-properties style:font-name="DejaVu San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 <text:span text:style-name="T3">DESCRIÇÃO DO PROJETO</text:span></text:p>
      <text:p text:style-name="P1"/>
      <text:p text:style-name="P1">O projeto tem como objetivo a construção de um sistema de mapeamento geográfico em uma rede de relacionamento. Os contatos da rede de relacionamento dos usuários deverão ser mapeados geograficamente por informações de sistemas de posicionamento global. A primeira etapa do projeto consiste em construir a estrutura de usuários, a interação em rede dos usuários, a comunicação da aplicação para obtenção de informações de posicionamento global da rede de contatos de usuários e as comparações de proximidade entres usuários em sua rede de relacionamentos. A segunda etapa é desenhar a rede de relacionamento dos usuário em mapas. A proposta de trabalho para a disciplina é modelar e implementar, em uma perspectiva orientada a objetos, a estrutura da rede de relacionamento, com usuários e suas interações.</text:p>
      <text:p text:style-name="P1"/>
      <text:p text:style-name="P1">1.1 – <text:span text:style-name="T3">REQUISITOS FUNCIONAIS</text:span></text:p>
      <text:p text:style-name="P2"/>
      <text:p text:style-name="P2">. Cadastro de usuários;</text:p>
      <text:p text:style-name="P2">. Autenticação de usuários;</text:p>
      <text:p text:style-name="P2">. Interação entre usuários;</text:p>
      <text:p text:style-name="P2">. Inteligência de rede de relacionamentos.</text:p>
      <text:p text:style-name="P2">. Ciclo de atualização de informações para o mapeamento gráfico da rede de contatos;</text:p>
      <text:p text:style-name="P3">. Envio de informações de posicionamento global do dispositivo cliente para a base de dados externa;</text:p>
      <text:p text:style-name="P3">. Comunicação com o sistema de posicionamento global do dispositivo.</text:p>
      <text:p text:style-name="P3">. Gravação de informações no dispositivo cliente, como imagens de mapas;</text:p>
      <text:p text:style-name="P2"/>
      <text:p text:style-name="P1"><text:span text:style-name="T4">1.2 – </text:span><text:span text:style-name="T3">REQUISITOS NÃO-FUNCIONAIS</text:span></text:p>
      <text:p text:style-name="P2"/>
      <text:p text:style-name="P2">. A estrutura do sistema consiste em uma base de dados externa ao dispositivo cliente da aplicação;</text:p>
      <text:p text:style-name="P2">. A interface da aplicação com o cliente é realizada em programas de navegação (<text:span text:style-name="T1">browser</text:span><text:span text:style-name="T2">) e/ou aplicações executáveis portáve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lo </meta:initial-creator>
    <meta:creation-date>2014-09-05T18:33:26</meta:creation-date>
    <dc:date>2014-09-05T18:34:04</dc:date>
    <dc:creator>Danilo </dc:creator>
    <meta:editing-duration>P0D</meta:editing-duration>
    <meta:editing-cycles>1</meta:editing-cycles>
    <meta:document-statistic meta:table-count="0" meta:image-count="0" meta:object-count="0" meta:page-count="1" meta:paragraph-count="14" meta:word-count="243" meta:character-count="1556" meta:non-whitespace-character-count="1327"/>
    <meta:generator>LibreOffice/3.5$Linux_X86_64 LibreOffice_project/350m1$Build-2</meta:generator>
  </office:meta>
</office:document-meta>
</file>